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color="#000000" style:font-name="Times New Roman" fo:font-size="11pt" fo:language="eu" fo:country="none" style:font-size-asian="11pt"/>
    </style:style>
    <style:style style:name="P2" style:family="paragraph" style:parent-style-name="Text_20_body">
      <style:paragraph-properties fo:margin-top="0cm" fo:margin-bottom="0cm" fo:orphans="2" fo:widows="2"/>
    </style:style>
    <style:style style:name="P3" style:family="paragraph" style:parent-style-name="Text_20_body" style:list-style-name="WW8Num8">
      <style:paragraph-properties fo:margin-top="0cm" fo:margin-bottom="0cm" fo:orphans="2" fo:widows="2"/>
    </style:style>
    <style:style style:name="P4" style:family="paragraph" style:parent-style-name="Text_20_body" style:list-style-name="WW8Num8">
      <style:paragraph-properties fo:margin-top="0cm" fo:margin-bottom="0cm" fo:orphans="2" fo:widows="2">
        <style:tab-stops>
          <style:tab-stop style:position="2.494cm"/>
        </style:tab-stops>
      </style:paragraph-properties>
    </style:style>
    <style:style style:name="P5" style:family="paragraph" style:parent-style-name="Text_20_body" style:list-style-name="WW8Num8">
      <style:paragraph-properties fo:margin-top="0cm" fo:margin-bottom="0cm" fo:orphans="2" fo:widows="2">
        <style:tab-stops>
          <style:tab-stop style:position="1.247cm"/>
        </style:tab-stops>
      </style:paragraph-properties>
    </style:style>
    <style:style style:name="P6" style:family="paragraph" style:parent-style-name="Text_20_body" style:list-style-name="WW8Num10">
      <style:paragraph-properties fo:margin-top="0cm" fo:margin-bottom="0cm" fo:orphans="2" fo:widows="2">
        <style:tab-stops>
          <style:tab-stop style:position="1.247cm"/>
        </style:tab-stops>
      </style:paragraph-properties>
    </style:style>
    <style:style style:name="P7" style:family="paragraph" style:parent-style-name="Text_20_body" style:list-style-name="WW8Num10">
      <style:paragraph-properties fo:margin-top="0cm" fo:margin-bottom="0cm" fo:orphans="2" fo:widows="2"/>
    </style:style>
    <style:style style:name="P8" style:family="paragraph" style:parent-style-name="Text_20_body" style:list-style-name="WW8Num10">
      <style:paragraph-properties fo:margin-top="0cm" fo:margin-bottom="0cm" fo:orphans="2" fo:widows="2">
        <style:tab-stops>
          <style:tab-stop style:position="1.247cm"/>
        </style:tab-stops>
      </style:paragraph-properties>
      <style:text-properties fo:color="#000000" style:font-name="Times New Roman" fo:font-size="11pt" fo:language="eu" fo:country="none" fo:font-weight="bold" style:font-size-asian="11pt" style:font-weight-asian="bold"/>
    </style:style>
    <style:style style:name="P9" style:family="paragraph" style:parent-style-name="Text_20_body">
      <style:paragraph-properties fo:margin-top="0cm" fo:margin-bottom="0cm" fo:orphans="2" fo:widows="2"/>
      <style:text-properties fo:color="#000000" style:font-name="Times New Roman" fo:font-size="11pt" style:font-size-asian="11pt"/>
    </style:style>
    <style:style style:name="P10" style:family="paragraph" style:parent-style-name="Text_20_body" style:list-style-name="WW8Num5">
      <style:paragraph-properties fo:margin-top="0cm" fo:margin-bottom="0cm" fo:orphans="2" fo:widows="2"/>
      <style:text-properties fo:color="#000000" style:font-name="Times New Roman" fo:font-size="11pt" style:font-size-asian="11pt"/>
    </style:style>
    <style:style style:name="P11" style:family="paragraph" style:parent-style-name="Text_20_body" style:list-style-name="WW8Num6">
      <style:paragraph-properties fo:margin-top="0cm" fo:margin-bottom="0cm" fo:orphans="2" fo:widows="2"/>
      <style:text-properties fo:color="#000000" style:font-name="Times New Roman" fo:font-size="11pt" style:font-size-asian="11pt"/>
    </style:style>
    <style:style style:name="P12" style:family="paragraph" style:parent-style-name="Text_20_body">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P13" style:family="paragraph" style:parent-style-name="Text_20_body" style:list-style-name="WW8Num4">
      <style:paragraph-properties fo:margin-left="0cm" fo:margin-right="0cm" fo:margin-top="0cm" fo:margin-bottom="0cm" fo:orphans="2" fo:widows="2" fo:text-indent="1.27cm" style:auto-text-indent="false"/>
      <style:text-properties fo:color="#000000" style:font-name="Times New Roman" fo:font-size="11pt" style:font-size-asian="11pt"/>
    </style:style>
    <style:style style:name="P14" style:family="paragraph" style:parent-style-name="Standard">
      <style:text-properties style:font-name="Times New Roman" fo:language="eu" fo:country="none"/>
    </style:style>
    <style:style style:name="P15" style:family="paragraph" style:parent-style-name="Standard">
      <style:paragraph-properties fo:text-align="end" style:justify-single-word="false"/>
      <style:text-properties style:font-name="Times New Roman" fo:language="eu" fo:country="none" fo:font-style="italic" style:font-style-asian="italic" style:font-style-complex="italic"/>
    </style:style>
    <style:style style:name="P16" style:family="paragraph" style:parent-style-name="Standard">
      <style:paragraph-properties fo:text-align="center" style:justify-single-word="false"/>
      <style:text-properties style:font-name="Times New Roman" fo:language="eu" fo:country="none" fo:font-style="italic" style:text-underline-style="solid" style:text-underline-width="auto" style:text-underline-color="font-color" fo:font-weight="bold" style:font-style-asian="italic" style:font-weight-asian="bold" style:font-style-complex="italic" style:font-weight-complex="bold"/>
    </style:style>
    <style:style style:name="P17" style:family="paragraph" style:parent-style-name="Standard">
      <style:text-properties style:font-name="Times New Roman" fo:language="eu" fo:country="none" style:text-underline-style="solid" style:text-underline-width="auto" style:text-underline-color="font-color" fo:font-weight="bold" style:font-weight-asian="bold" style:font-weight-complex="bold"/>
    </style:style>
    <style:style style:name="P18" style:family="paragraph" style:parent-style-name="Standard" style:list-style-name="WW8Num1">
      <style:text-properties style:font-name="Times New Roman" fo:language="eu" fo:country="none"/>
    </style:style>
    <style:style style:name="P19" style:family="paragraph" style:parent-style-name="Standard">
      <style:text-properties style:font-name="Times New Roman" fo:language="eu" fo:country="none" fo:font-weight="bold" style:font-weight-asian="bold" style:font-weight-complex="bold"/>
    </style:style>
    <style:style style:name="P20" style:family="paragraph" style:parent-style-name="Standard" style:list-style-name="WW8Num1">
      <style:text-properties style:font-name="Times New Roman" fo:language="eu" fo:country="none" fo:font-weight="bold" style:font-weight-asian="bold" style:font-weight-complex="bold"/>
    </style:style>
    <style:style style:name="P21" style:family="paragraph" style:parent-style-name="Standard" style:list-style-name="WW8Num2">
      <style:text-properties style:font-name="Times New Roman" fo:language="eu" fo:country="none" fo:font-weight="bold" style:font-weight-asian="bold" style:font-weight-complex="bold"/>
    </style:style>
    <style:style style:name="P22" style:family="paragraph" style:parent-style-name="Standard" style:list-style-name="WW8Num7">
      <style:text-properties style:font-name="Times New Roman" fo:language="eu" fo:country="none"/>
    </style:style>
    <style:style style:name="P23" style:family="paragraph" style:parent-style-name="Standard">
      <style:paragraph-properties fo:text-align="center" style:justify-single-word="false"/>
      <style:text-properties style:font-name="Times New Roman" fo:font-size="14pt" fo:language="eu" fo:country="none"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4" style:family="paragraph" style:parent-style-name="Standard" style:list-style-name="WW8Num1"/>
    <style:style style:name="P25" style:family="paragraph" style:parent-style-name="Standard" style:list-style-name="WW8Num2"/>
    <style:style style:name="P26" style:family="paragraph" style:parent-style-name="Standard">
      <style:text-properties fo:color="#000000" style:font-name="Times New Roman" fo:font-size="11pt" fo:language="eu" fo:country="none" style:font-size-asian="11pt"/>
    </style:style>
    <style:style style:name="P27" style:family="paragraph" style:parent-style-name="Standard" style:master-page-name="Standard">
      <style:paragraph-properties fo:text-align="center" style:justify-single-word="false" style:page-number="auto"/>
      <style:text-properties style:font-name="Times New Roman" fo:font-size="16pt" fo:language="eu" fo:country="none" fo:font-style="italic" fo:font-weight="bold" style:font-size-asian="16pt" style:font-style-asian="italic" style:font-weight-asian="bold" style:font-size-complex="16pt" style:font-style-complex="italic" style:font-weight-complex="bold"/>
    </style:style>
    <style:style style:name="T1" style:family="text">
      <style:text-properties fo:language="eu" fo:country="none"/>
    </style:style>
    <style:style style:name="T2" style:family="text">
      <style:text-properties style:font-name="Times New Roman" fo:language="eu" fo:country="none"/>
    </style:style>
    <style:style style:name="T3" style:family="text">
      <style:text-properties style:font-name="Times New Roman" fo:language="eu" fo:country="none" fo:font-style="italic" fo:font-weight="bold" style:font-style-asian="italic" style:font-weight-asian="bold" style:font-style-complex="italic" style:font-weight-complex="bold"/>
    </style:style>
    <style:style style:name="T4" style:family="text">
      <style:text-properties style:font-name="Times New Roman" fo:language="eu" fo:country="none" fo:font-style="italic" style:font-style-asian="italic" style:font-style-complex="italic"/>
    </style:style>
    <style:style style:name="T5" style:family="text">
      <style:text-properties style:font-name="Times New Roman" fo:language="eu" fo:country="none" fo:font-weight="bold" style:font-weight-asian="bold" style:font-weight-complex="bold"/>
    </style:style>
    <style:style style:name="T6" style:family="text">
      <style:text-properties fo:color="#000000" style:font-name="Times New Roman" fo:font-size="11pt" fo:font-weight="bold" style:font-size-asian="11pt" style:font-weight-asian="bold"/>
    </style:style>
    <style:style style:name="T7" style:family="text">
      <style:text-properties fo:color="#000000" style:font-name="Times New Roman" fo:font-size="11pt" fo:language="eu" fo:country="none" fo:font-weight="bold" style:font-size-asian="11pt" style:font-weight-asian="bold"/>
    </style:style>
    <style:style style:name="T8" style:family="text">
      <style:text-properties fo:color="#000000" style:font-name="Times New Roman" fo:font-size="11pt" fo:language="eu" fo:country="none" style:font-size-asian="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MasTer-euiti</text:p>
      <text:p text:style-name="P15">Partaideak: Jagoba , Unai, Lander eta Oliver</text:p>
      <text:p text:style-name="P15">Zuzendaria: Lander</text:p>
      <text:p text:style-name="P15">Idazkaria: Oliver</text:p>
      <text:p text:style-name="P15"/>
      <text:p text:style-name="P23">Proiektuko Helburu Dokumentua (PHD)</text:p>
      <text:p text:style-name="P16"/>
      <text:p text:style-name="P17">Dekribapena</text:p>
      <text:p text:style-name="P17"/>
      <text:p text:style-name="Standard"><text:span text:style-name="T2"><text:tab/>Masaje eta terapia alternatiboen </text:span><text:span text:style-name="T3">Master </text:span><text:span text:style-name="T2">zentroak bere jarduera informatizatu nahi du. Zentroan masajeaz gain beste terapia mota batzuk ere eskeintzen dira (akupuntura, yoga saioak, moxibustion, etab.). Zentroko terapeuta bakoitzak hainbat terapia motetan aritzeko gai da, bere formazioaren arabera. Terapiaren arabera saio bakoitzaren iraupena eta prezioa desberdinak izango dira.</text:span></text:p>
      <text:p text:style-name="P14"/>
      <text:p text:style-name="Standard"><text:span text:style-name="T2"><text:tab/></text:span><text:span text:style-name="T4">MasTer </text:span><text:span text:style-name="T2">zentroko idazkaria hitzorduen eskaeraz arduratzen da. Bezeroek behar duten terapiarako hitzordua zentroan bertan zein telefonoaz eska dezakete, ondo datozkien eguna eta ordua adieraziz. Gainera, bezeroak terapeuten artean baten bat nahiago badu jakinaraziko du, beti eskatutako terapia egiten duten terapeuten artean. Lehenengo hitzordua eskatzean, bezeroaren datu pertsonalak jasotzen dira: izena, helbidea, jaiotze-data, etab.</text:span></text:p>
      <text:p text:style-name="P14"/>
      <text:p text:style-name="P14"><text:tab/>Terapeuta bakoitzak, bere lana antolatzeko, berari dagozkion hitzorduen agenda kontsulta dezake. Gainera saio bakoitza bukatzean beharrezkoak izan daitezkeen oharrak erregistratzen ditu.</text:p>
      <text:p text:style-name="P14"/>
      <text:p text:style-name="P14"><text:tab/>Laburbilduz, sistemak bezeroen, terapeuten eta terapia moten datuak kudeatzeko aukera eman behar du. Gainera, idazkariak hitzorduak emango ditu, agendaren posibilitateen arabera, eta bezeroei kobratuko die saioa bukatzean. Terapeutek bere agenda kontsultatu, saio bukaerako oharrak erregistratu, eta berarekin egondako bezeroen datuak kontsultatu ahalko ditu, bai pertsonalak, zein jasotako saioen datuak.</text:p>
      <text:p text:style-name="P14"/>
      <text:p text:style-name="P14"/>
      <text:p text:style-name="P14"/>
      <text:p text:style-name="P17">Helburua</text:p>
      <text:p text:style-name="P17"/>
      <text:p text:style-name="Standard"><text:span text:style-name="T2"><text:tab/>Proiektu honen helburua </text:span><text:span text:style-name="T4">MasTer </text:span><text:span text:style-name="T2">klinikaren hitzorduen kudeaketarako idazmahairako aplikazio baten diseinu eta inplementazioa da. Klinikak beharrezkoa ikusten du aplikazio hau, horregatik ahalik eta denbora gutxien eman beharko genuke egiten, erabilgarri egoteko <text:s text:c="2"/>konpetentziako beste talde batek lortu baino lehen.</text:span></text:p>
      <text:p text:style-name="P14"/>
      <text:p text:style-name="P14"><text:tab/>Klinikak duen ingurune informatikoa ez dakigu, beraz, plataforma anitzeko lengoai bat erabili <text:s/>beharko dugu edozein ingurunetan exekutatu ahal izateko, gure kasuan, Java® eta MySQL. Lengoaien hautaketan kontuan hartu dugu taldeko ingeniari guztiak lengoaia horiek ezagutzea beharrezkoa dela lana azkarrago amaitzeko.</text:p>
      <text:p text:style-name="P14"/>
      <text:p text:style-name="P14"><text:tab/>Beste alde batetik, proiektu honen beste helburu garrantzitsu bat gure Karrera Bukaerako Proiektuko (KBP) nolakotasunen ideia bat hartzea izango da, jarraitu beharreko pausuak eta lan metodologia ezagutzeko. </text:p>
      <text:p text:style-name="P14"/>
      <text:p text:style-name="P14"/>
      <text:p text:style-name="P14"/>
      <text:p text:style-name="P17"/>
      <text:p text:style-name="P17"/>
      <text:p text:style-name="P17"><text:soft-page-break/>Norainokoa </text:p>
      <text:p text:style-name="P17"/>
      <text:p text:style-name="P14">Proiektuaren barnean honakoa hartuko sartuko da:</text:p>
      <text:list xml:id="list32692138" text:style-name="WW8Num1">
        <text:list-item>
          <text:p text:style-name="P18">MasTer aplikazioaren funtzionalitateak</text:p>
          <text:list>
            <text:list-item>
              <text:p text:style-name="P24"><text:span text:style-name="T5">Hitzordua Gehitu: </text:span><text:span text:style-name="T2">Idazkariak telefonoz edo lokalean bertan bezero bati hitzordua emateko funtzionalitatea, ordu eta egun bat esleituz, eta bezeroak nahi badu, terapeuta bat. <text:s/></text:span></text:p>
              <text:list>
                <text:list-item>
                  <text:p text:style-name="P24"><text:span text:style-name="T5">Terapeuta Agenda Ikuska : </text:span><text:span text:style-name="T2">Hitzordu bat esleitzeko, beharrezkoa da terapeuten agenda begiratzea.</text:span></text:p>
                </text:list-item>
              </text:list>
            </text:list-item>
            <text:list-item>
              <text:p text:style-name="P24"><text:span text:style-name="T5">Faktura Sortu: </text:span><text:span text:style-name="T2">Bezero bati terapia egin ondoren faktura idazkariak inprimatzeko interfazea.</text:span></text:p>
            </text:list-item>
            <text:list-item>
              <text:p text:style-name="P24"><text:span text:style-name="T5">Agenda Ikuskatu: </text:span><text:span text:style-name="T2">Terapeutak bere agenda ikusteko interfazea.</text:span></text:p>
            </text:list-item>
            <text:list-item>
              <text:p text:style-name="P24"><text:span text:style-name="T5">Bezero Informazioa ikusi eta kudeatu: </text:span><text:span text:style-name="T2">Terapeutak bere bezeroen informazioa ikusi ahal du, eta baita idazkariak ere.</text:span></text:p>
              <text:list>
                <text:list-item>
                  <text:p text:style-name="P24"><text:span text:style-name="T5">Saio Oharrak Gehitu: </text:span><text:span text:style-name="T2">Terapeuta batek saio bati buruzko oharrak gehitzeko.</text:span></text:p>
                </text:list-item>
              </text:list>
            </text:list-item>
            <text:list-item>
              <text:p text:style-name="P20">Terapeuten Informazioa ikusi eta kudeatu</text:p>
            </text:list-item>
            <text:list-item>
              <text:p text:style-name="P20">Terapia Moten Informazioa ikusi eta kudeatu</text:p>
            </text:list-item>
          </text:list>
        </text:list-item>
        <text:list-item>
          <text:p text:style-name="P18">MasTer aplikazioarentzako interfazearen garapena:</text:p>
          <text:list>
            <text:list-item>
              <text:p text:style-name="P24"><text:span text:style-name="T5">Idazkari Interfazea: </text:span><text:span text:style-name="T2">Idazkariak interfaze honetatik bezero hitzorduak gehitu, fakturak inprimatu, terapeuten informazioa ikusi, <text:s/>eta bezero , terapeuta eta terapia moten informazioa ikusi eta kudeatu ahal izango du.</text:span></text:p>
            </text:list-item>
            <text:list-item>
              <text:p text:style-name="P20">Terapeuta Interfazea :</text:p>
            </text:list-item>
          </text:list>
        </text:list-item>
      </text:list>
      <text:p text:style-name="P17"/>
      <text:p text:style-name="P17"/>
      <text:p text:style-name="P14"><text:tab/>Aplikazioak ez duena egingo:</text:p>
      <text:list xml:id="list32679990" text:style-name="WW8Num2">
        <text:list-item>
          <text:p text:style-name="P25"><text:span text:style-name="T5">Kobratu : </text:span><text:span text:style-name="T2">Hau da, aplikazioak fakturak inprimatzeko aukera emango du, baina ez kreditu txartelaz edota monetaz kobratzeko aukera.</text:span></text:p>
        </text:list-item>
        <text:list-item>
          <text:p text:style-name="P21">Gelen Kudeaketa:</text:p>
        </text:list-item>
        <text:list-item>
          <text:p text:style-name="P21">Administrazio / Kudeaketa interfazea</text:p>
          <text:list>
            <text:list-item>
              <text:p text:style-name="P21">Terapiak gehitu eta aldatu</text:p>
            </text:list-item>
            <text:list-item>
              <text:p text:style-name="P21">Terapeutak gehitu</text:p>
            </text:list-item>
          </text:list>
        </text:list-item>
      </text:list>
      <text:p text:style-name="P19"/>
      <text:p text:style-name="P17">Denboraren Plangintza</text:p>
      <text:p text:style-name="P14"><text:tab/>Ataza bakoitzaren esfortzuaren estimazioa eta bukatzeko epea (GANTT)</text:p>
      <text:p text:style-name="P14"/>
      <text:list xml:id="list32667179" text:style-name="WW8Num7">
        <text:list-item>
          <text:p text:style-name="P22">01/03/11-rako PHD eginda egongo da.</text:p>
        </text:list-item>
        <text:list-item>
          <text:p text:style-name="P22">08/03/11-rako lehenengo iterazioa eginda egongo da. Lehenengo atazan datu-basea diseinatuko eta inplementatuko da. Bestalde, idazkariaren interfazea eta honen funtzionalitateak: analizatu, diseinatu inplementatu eta probatuko dira.</text:p>
        </text:list-item>
        <text:list-item>
          <text:p text:style-name="P22">15/03/11-rako bigarren iterazioa eginda egongo da. Bigarren atazan terapeutaren interfazea eta honen funtzionalitateak: analizatu, diseinatu, inplementatu eta probatuko dira. Gainera ataza honetan sistema osoa elkarrekin ondo funtzionatzen duela probatuko da.</text:p>
        </text:list-item>
        <text:list-item>
          <text:p text:style-name="P22">22/03/11-rako memoria eginda egongo da. Memoria lanean zehar egingo da eta ez behin proiektua bukatuta dagoenean.</text:p>
        </text:list-item>
        <text:list-item>
          <text:p text:style-name="P22">29/03/11-ean aurkezpena egingo da. Aurkezpena proiektuko partaideen artean banatuko da, guztiek honen zati edo arlo bat aurkezteko.</text:p>
        </text:list-item>
      </text:list>
      <text:p text:style-name="P14"/>
      <text:p text:style-name="P17">Arriskuak</text:p>
      <text:p text:style-name="P14"><text:tab/>Arriskuen zerrenda</text:p>
      <text:p text:style-name="P14"><text:tab/>Kontingentzia plana: arriskuen aurrean erantzun posiblea (nola ekidin, gutxitu edo onartu)</text:p>
      <text:p text:style-name="P14"/>
      <text:p text:style-name="P1"><text:bookmark-start text:name="internal-source-marker_0.439217237755656"/><text:bookmark-end text:name="internal-source-marker_0.439217237755656"/><text:line-break/><text:soft-page-break/><text:tab/>Proiektu guztietan hainbat arrisku mota daude, hau da, gerta daiteke oztopo ezberdinak aurkitzea gure proiektua nahi dugun denboran betetzea usten ez digutenak. Horregatik, aurreikusten ditugun oztopoak orain zerrendatzen ditugu, eta baita ditugun kontingentzia planak:</text:p>
      <text:list xml:id="list32671483" text:style-name="WW8Num8">
        <text:list-item>
          <text:p text:style-name="P3"><text:span text:style-name="T7">Arazoa: </text:span><text:span text:style-name="T8">gaixotasuna</text:span></text:p>
          <text:list>
            <text:list-item>
              <text:p text:style-name="P3"><text:span text:style-name="T7">Deskribapena: </text:span><text:span text:style-name="T8">taldeko kide bat gaixorik jartzen bada, lana atzeratu egingo da</text:span></text:p>
            </text:list-item>
            <text:list-item>
              <text:p text:style-name="P3"><text:span text:style-name="T7">Soluzioa:</text:span><text:span text:style-name="T8"> plangintzan kontutan hartuko da denbora gehiago utziz.</text:span></text:p>
            </text:list-item>
            <text:list-item>
              <text:p text:style-name="P3"><text:span text:style-name="T7">Gertatzeko probabilitatea:</text:span><text:span text:style-name="T8"> erdia.</text:span></text:p>
            </text:list-item>
            <text:list-item>
              <text:p text:style-name="P3"><text:span text:style-name="T7">Eragina:</text:span><text:span text:style-name="T8"> ertaina.</text:span></text:p>
            </text:list-item>
          </text:list>
        </text:list-item>
        <text:list-item>
          <text:p text:style-name="P4"><text:span text:style-name="T7">Arazoa: </text:span><text:span text:style-name="T8">SVN matxura.</text:span></text:p>
          <text:list>
            <text:list-item>
              <text:p text:style-name="P4"><text:span text:style-name="T7">Deskribapena: </text:span><text:span text:style-name="T8">SVN arazo bategatik proiektuko informazio guztia galtzea.</text:span></text:p>
            </text:list-item>
            <text:list-item>
              <text:p text:style-name="P4"><text:span text:style-name="T7">oluzioa: </text:span><text:span text:style-name="T8">SVN-en informazioa gordetzeaz gain, backup-ak egingo dira proiektuko kideen ordenagailuetan, laborategiko ordenagailuetan eta pendrive-etan.</text:span></text:p>
            </text:list-item>
            <text:list-item>
              <text:p text:style-name="P4"><text:span text:style-name="T7">Gertatzeko probabilitatea: </text:span><text:span text:style-name="T8">oso txikia.</text:span></text:p>
            </text:list-item>
            <text:list-item>
              <text:p text:style-name="P4"><text:span text:style-name="T7">Eragina: </text:span><text:span text:style-name="T8">handia.</text:span></text:p>
            </text:list-item>
          </text:list>
        </text:list-item>
        <text:list-item>
          <text:p text:style-name="P3"><text:span text:style-name="T6">Arazoa: </text:span><text:span text:style-name="T8">lapurketa jasatea.</text:span></text:p>
          <text:list>
            <text:list-item>
              <text:p text:style-name="P5"><text:span text:style-name="T6">Deskribapena:</text:span><text:span text:style-name="T8"> proiektuaren garapenerako erabiltzen diren tresnetako bat lapurtzea, adibidez ordenagailu bat.</text:span></text:p>
            </text:list-item>
            <text:list-item>
              <text:p text:style-name="P5"><text:span text:style-name="T6">Soluzioa:</text:span><text:span text:style-name="T8"> tresna hori ordezkatu.</text:span></text:p>
            </text:list-item>
            <text:list-item>
              <text:p text:style-name="P5"><text:span text:style-name="T6">Gertatzeko probabilitatea:</text:span><text:span text:style-name="T8"> txikia.</text:span></text:p>
            </text:list-item>
            <text:list-item>
              <text:p text:style-name="P5"><text:span text:style-name="T6">Eragina:</text:span><text:span text:style-name="T8"> handia (denbora galtzeaz gain, proiektuaren kostuak ere handituko lirateke).</text:span></text:p>
            </text:list-item>
          </text:list>
        </text:list-item>
        <text:list-item>
          <text:p text:style-name="P3"><text:span text:style-name="T7">Arazoa: </text:span><text:span text:style-name="T8">elektrizitate haustura.</text:span></text:p>
          <text:list>
            <text:list-item>
              <text:p text:style-name="P5"><text:span text:style-name="T7">Deskribapena:</text:span><text:span text:style-name="T8"> hausturaren ondorioz ezingo litzateke lanarekin jarraitu (irauten duen bitartean) eta gainera trenak apurtu daitezke.</text:span></text:p>
            </text:list-item>
            <text:list-item>
              <text:p text:style-name="P5"><text:span text:style-name="T7">Soluzioa:</text:span><text:span text:style-name="T8"> elektrizitate konpainiarekin kontaktatu arazoa ahalik eta arinen konpontzeko eta tresnaren bat apurtu bada, konpentsazioa ekonomikoa eskatu.</text:span></text:p>
            </text:list-item>
            <text:list-item>
              <text:p text:style-name="P5"><text:span text:style-name="T7">Gertatzeko probabilitatea:</text:span><text:span text:style-name="T8"> txikia.</text:span></text:p>
            </text:list-item>
            <text:list-item>
              <text:p text:style-name="P5"><text:span text:style-name="T7">Eragina:</text:span><text:span text:style-name="T8"> ertaina.</text:span></text:p>
            </text:list-item>
          </text:list>
        </text:list-item>
        <text:list-item>
          <text:p text:style-name="P3"><text:span text:style-name="T7">Arazoa:</text:span><text:span text:style-name="T8"> etxeko lan gehiegi izatea.</text:span></text:p>
          <text:list>
            <text:list-item>
              <text:p text:style-name="P5"><text:span text:style-name="T7">Deskribapena:</text:span><text:span text:style-name="T8"> beste ikasgaietako lan asko izatea eta hauek egiteko denbora behar izatea.</text:span></text:p>
            </text:list-item>
            <text:list-item>
              <text:p text:style-name="P5"><text:span text:style-name="T7">Soluzioa: </text:span><text:span text:style-name="T8">partaide bakoitza bere lan karga ondo kudeatzea eta lana ez akumulatzea. </text:span></text:p>
            </text:list-item>
            <text:list-item>
              <text:p text:style-name="P5"><text:span text:style-name="T7">Gertatzeko probabilitatea:</text:span><text:span text:style-name="T8"> ertaina.</text:span></text:p>
            </text:list-item>
            <text:list-item>
              <text:p text:style-name="P5"><text:span text:style-name="T7">Eragina:</text:span><text:span text:style-name="T8"> handia</text:span></text:p>
            </text:list-item>
          </text:list>
        </text:list-item>
      </text:list>
      <text:list xml:id="list32680207" text:style-name="WW8Num10">
        <text:list-item>
          <text:p text:style-name="P7"><text:span text:style-name="T7">Arazoa: </text:span><text:span text:style-name="T8">Familiako norbait galtzea.</text:span></text:p>
          <text:list>
            <text:list-item>
              <text:p text:style-name="P6"><text:span text:style-name="T7">Deskribapena: </text:span><text:span text:style-name="T8">proiektuko partaideren bat familia kide bat galtzea eta honen ondorioz lanarekin jarraitu ahal ez izatea.</text:span></text:p>
            </text:list-item>
            <text:list-item>
              <text:p text:style-name="P6"><text:span text:style-name="T7">Soluzioa:</text:span><text:span text:style-name="T8"> lanaren plangintzan kontutan hartuko da margena utziz.</text:span></text:p>
            </text:list-item>
            <text:list-item>
              <text:p text:style-name="P6"><text:span text:style-name="T7">Gertatzeko probabilitatea:</text:span><text:span text:style-name="T8"> txikia.</text:span></text:p>
            </text:list-item>
            <text:list-item>
              <text:p text:style-name="P6"><text:span text:style-name="T7">Eragina:</text:span><text:span text:style-name="T8"> oso handia.</text:span></text:p>
            </text:list-item>
          </text:list>
        </text:list-item>
        <text:list-item>
          <text:p text:style-name="P7"><text:span text:style-name="T7">Arazoa: </text:span><text:span text:style-name="T8">Eskatutako softwarean aldaketak eskatzea.</text:span></text:p>
          <text:list>
            <text:list-item>
              <text:p text:style-name="P6"><text:span text:style-name="T7">Deskribapena:</text:span><text:span text:style-name="T8"> bezeroak aldaketak eskatzen ditu softwarean.</text:span></text:p>
            </text:list-item>
            <text:list-item>
              <text:p text:style-name="P6"><text:span text:style-name="T7">Soluzioa:</text:span><text:span text:style-name="T8"> bilerak egingo dira aldaketak analizatzeko eta akordioetara heltzeko.</text:span></text:p>
            </text:list-item>
            <text:list-item>
              <text:p text:style-name="P6"><text:span text:style-name="T7">Gertatzeko probabilitatea:</text:span><text:span text:style-name="T8"> handia.</text:span></text:p>
            </text:list-item>
            <text:list-item>
              <text:p text:style-name="P6"><text:span text:style-name="T7">Eragina:</text:span><text:span text:style-name="T8"> handia.</text:span></text:p>
            </text:list-item>
          </text:list>
        </text:list-item>
        <text:list-item>
          <text:p text:style-name="P7"><text:span text:style-name="T7">Arazoa;</text:span><text:span text:style-name="T8"> Aplikazioen matxura </text:span></text:p>
          <text:list>
            <text:list-item>
              <text:p text:style-name="P8">Deskribapena:</text:p>
            </text:list-item>
            <text:list-item>
              <text:p text:style-name="P8">Soluzioa:</text:p>
            </text:list-item>
            <text:list-item>
              <text:p text:style-name="P8">Gertatzeko probabilitatea:</text:p>
            </text:list-item>
            <text:list-item>
              <text:p text:style-name="P8">Eragina:</text:p>
            </text:list-item>
          </text:list>
        </text:list-item>
      </text:list>
      <text:p text:style-name="P14"/>
      <text:p text:style-name="P17">Lan Metodoa</text:p>
      <text:p text:style-name="P14"><text:tab/>Kudeaketa eta Antolaketa deskribatzen duen testua</text:p>
      <text:p text:style-name="P14"><text:tab/>Artxiboen kudeaketa (SVN)</text:p>
      <text:p text:style-name="P14"><text:soft-page-break/></text:p>
      <text:p text:style-name="P26"><text:tab/>Lanari aurre egiteko, lehenik eta behin bilerak egingo dira. Bilera hauek gutxienez astean behin egingo dira, eta bi zatitan banatuko dira:</text:p>
      <text:p text:style-name="P26"/>
      <text:list xml:id="list32696957" text:style-name="WW8Num4">
        <text:list-item>
          <text:p text:style-name="P13">Bezeroarekin bilera (30 min gutxigora-behera)</text:p>
        </text:list-item>
      </text:list>
      <text:list xml:id="list32679619" text:style-name="WW8Num5">
        <text:list-item>
          <text:list>
            <text:list-item>
              <text:p text:style-name="P10">Langileen arteko bilera (30-60 min)</text:p>
            </text:list-item>
          </text:list>
        </text:list-item>
      </text:list>
      <text:p text:style-name="P12">Bilera hauetan, lan-taldekideen artean hainbat lan banatuko dira, aste bateko epearekin bete behar direnak, eta lan hauek asteroko bileran errebistauko dira. Bileren aktak, “Dokumentuak” izeneko karpeta batean gordeko dira, SVN-ren bidez eskuragarri egongo dena. </text:p>
      <text:p text:style-name="P2"/>
      <text:p text:style-name="P12">Lana banatzeko, denboraren plangintzan egin den diagrama jarraitzen saiatuko da taldea, epeak betez.</text:p>
      <text:p text:style-name="P9"><text:tab/>Lana burutzeko, hurrengo erremintak erabilko dira:</text:p>
      <text:p text:style-name="P9"/>
      <text:list xml:id="list32688851" text:style-name="WW8Num6">
        <text:list-item>
          <text:p text:style-name="P11">Kudeaketa eta Antolaketa deskribatzen duen testua</text:p>
        </text:list-item>
        <text:list-item>
          <text:p text:style-name="P11">Artxiboen kudeaketa (SVN)</text:p>
        </text:list-item>
        <text:list-item>
          <text:p text:style-name="P11">Diagramak (Visual Paradigm)</text:p>
        </text:list-item>
        <text:list-item>
          <text:p text:style-name="P11">Programazioa (Eclipse)</text:p>
        </text:list-item>
        <text:list-item>
          <text:p text:style-name="P11">Dokumentazioa(Google Doscs, OpenOffice)</text:p>
        </text:list-item>
      </text:list>
      <text:p text:style-name="P14"/>
      <text:p text:style-name="P14"/>
      <text:p text:style-name="P17">Lanaren Deskonposaketa Egitura diagrama (LDE)</text:p>
      <text:p text:style-name="P17"/>
      <text:p text:style-name="P14"/>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Courier New1" svg:font-family="'Courier New'" style:font-family-generic="modern" style:font-pitch="fixed"/>
    <style:font-face style:name="DejaVu Sans" svg:font-family="'DejaVu Sans'" style:font-pitch="variable"/>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 fo:font-size="12pt" fo:language="es" fo:country="ES" style:letter-kerning="true" style:font-name-asian="Times New Roman" style:font-size-asian="12pt" style:font-name-complex="DejaVu Sans"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size-asian="14p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WW8Num1z0" style:family="text"/>
    <style:style style:name="WW8Num2z0" style:family="text"/>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6z1" style:family="text">
      <style:text-properties style:font-name="OpenSymbol"/>
    </style:style>
    <style:style style:name="WW8Num7z0" style:family="text">
      <style:text-properties style:font-name="Symbol"/>
    </style:style>
    <style:style style:name="WW8Num8z0" style:family="text"/>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Fuente_20_de_20_párrafo_20_predeter." style:display-name="Fuente de párrafo predeter." style:family="text"/>
    <style:style style:name="Fuente_20_de_20_párrafo_20_predeter.4" style:display-name="Fuente de párrafo predeter.4" style:family="text"/>
    <style:style style:name="WW8Num7z1" style:family="text">
      <style:text-properties style:font-name="OpenSymbol"/>
    </style:style>
    <style:style style:name="Fuente_20_de_20_párrafo_20_predeter.3" style:display-name="Fuente de párrafo predeter.3" style:family="text"/>
    <style:style style:name="WW8Num9z1" style:family="text">
      <style:text-properties style:font-name="Courier New"/>
    </style:style>
    <style:style style:name="WW8Num9z2" style:family="text">
      <style:text-properties style:font-name="Wingdings"/>
    </style:style>
    <style:style style:name="Fuente_20_de_20_párrafo_20_predeter.2" style:display-name="Fuente de párrafo predeter.2" style:family="text"/>
    <style:style style:name="Fuente_20_de_20_párrafo_20_predeter.1" style:display-name="Fuente de párrafo predeter.1" style:family="text"/>
    <style:style style:name="Bullet_20_Symbols" style:display-name="Bullet Symbols" style:family="text">
      <style:text-properties style:font-name="OpenSymbol" style:font-name-asian="Times New Roman"/>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fo:text-indent="-0.635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9z0"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9z0"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9z0"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9z0"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9z0"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9z0"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9z0"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9z0"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1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WW8Num1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WW8Num1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WW8Num1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WW8Num1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WW8Num1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WW8Num1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WW8Num1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asTer-euiti</dc:title>
    <meta:initial-creator>euiti </meta:initial-creator>
    <meta:creation-date>2011-02-28T12:55:00</meta:creation-date>
    <dc:creator>Oliver Vicente Alfonso</dc:creator>
    <dc:date>2011-02-28T12:55:00</dc:date>
    <meta:editing-cycles>2</meta:editing-cycles>
    <meta:editing-duration>PT52113H31M44S</meta:editing-duration>
    <meta:document-statistic meta:table-count="0" meta:image-count="0" meta:object-count="0" meta:page-count="4" meta:paragraph-count="100" meta:word-count="1030" meta:character-count="7985"/>
    <meta:generator>Sun_ODF_Plugin_for_Microsoft_Office/3.2$Win32 OpenOffice.org_project/320m12$Build-9483</meta:generator>
  </office:meta>
</office:document-meta>
</file>